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de" fo:country="AT"/>
    </style:style>
    <style:style style:name="P3" style:parent-style-name="Standard" style:family="paragraph">
      <style:text-properties fo:language="de" fo:country="AT"/>
    </style:style>
    <style:style style:name="P4" style:parent-style-name="Standard" style:family="paragraph">
      <style:text-properties fo:language="de" fo:country="AT"/>
    </style:style>
    <style:style style:name="P5" style:parent-style-name="Standard" style:family="paragraph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/>
    <style:style style:name="P15" style:parent-style-name="Standard" style:family="paragraph">
      <style:text-properties fo:language="de" fo:country="AT"/>
    </style:style>
    <style:style style:name="P16" style:parent-style-name="Standard" style:family="paragraph">
      <style:text-properties fo:language="de" fo:country="AT"/>
    </style:style>
    <style:style style:name="P17" style:parent-style-name="Standard" style:family="paragraph">
      <style:text-properties fo:language="de" fo:country="AT"/>
    </style:style>
    <style:style style:name="P18" style:parent-style-name="Standard" style:family="paragraph">
      <style:text-properties fo:language="de" fo:country="DE"/>
    </style:style>
    <style:style style:name="P19" style:parent-style-name="Standard" style:family="paragraph">
      <style:text-properties fo:language="de" fo:country="AT"/>
    </style:style>
    <style:style style:name="P20" style:parent-style-name="Standard" style:family="paragraph">
      <style:text-properties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Standard" style:family="paragraph">
      <style:paragraph-properties fo:line-height="135%"/>
    </style:style>
    <style:style style:name="P23" style:parent-style-name="Standard" style:family="paragraph">
      <style:paragraph-properties fo:line-height="135%"/>
    </style:style>
    <style:style style:name="P24" style:parent-style-name="Standard" style:family="paragraph">
      <style:paragraph-properties fo:line-height="135%"/>
    </style:style>
    <style:style style:name="P25" style:parent-style-name="Standard" style:family="paragraph">
      <style:text-properties fo:language="de" fo:country="AT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>
      <style:paragraph-properties fo:break-before="page" fo:line-height="100%"/>
      <style:text-properties fo:hyphenate="true"/>
    </style:style>
    <style:style style:name="P29" style:parent-style-name="Standard" style:family="paragraph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T31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DE"/>
    </style:style>
    <style:style style:name="T32" style:parent-style-name="Absatz-Standardschriftart" style:family="text">
      <style:text-properties style:font-name="Helvetica" style:font-name-complex="Helvetica" fo:color="#333333" fo:font-size="10.5pt" style:font-size-asian="10.5pt" style:font-size-complex="10.5pt" fo:language="de" fo:country="DE"/>
    </style:style>
    <style:style style:name="T33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DE"/>
    </style:style>
    <style:style style:name="T34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DE"/>
    </style:style>
    <style:style style:name="T3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36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37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38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39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0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41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2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43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44" style:parent-style-name="Absatz-Standardschriftart" style:family="text">
      <style:text-properties style:font-name="Helvetica" style:font-name-complex="Helvetica" fo:font-weight="bold" style:font-weight-asian="bold" fo:color="#333333" fo:font-size="10.5pt" style:font-size-asian="10.5pt" style:font-size-complex="10.5pt" fo:background-color="#FFFFFF"/>
    </style:style>
    <style:style style:name="P45" style:parent-style-name="Standard" style:family="paragraph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6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7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8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9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0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1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2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3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4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6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7" style:parent-style-name="Absatz-Standardschriftart" style:family="text">
      <style:text-properties style:font-name="Helvetica" style:font-name-complex="Helvetica" fo:font-weight="bold" style:font-weight-asian="bold" fo:color="#333333" fo:font-size="10.5pt" style:font-size-asian="10.5pt" style:font-size-complex="10.5pt" fo:background-color="#FFFFFF"/>
    </style:style>
    <style:style style:name="P58" style:parent-style-name="Standard" style:family="paragraph">
      <style:text-properties style:font-name="Helvetica" style:font-name-complex="Helvetica" fo:color="#333333" fo:font-size="10.5pt" style:font-size-asian="10.5pt" style:font-size-complex="10.5pt" fo:background-color="#FFFFFF" fo:language="de" fo:country="AT"/>
    </style:style>
    <style:style style:name="T59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AT"/>
    </style:style>
    <style:style style:name="T60" style:parent-style-name="Absatz-Standardschriftart" style:family="text">
      <style:text-properties style:font-name="Helvetica" style:font-name-complex="Helvetica" fo:color="#333333" fo:font-size="10.5pt" style:font-size-asian="10.5pt" style:font-size-complex="10.5pt" fo:language="de" fo:country="AT"/>
    </style:style>
    <style:style style:name="T61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AT"/>
    </style:style>
    <style:style style:name="T62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3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64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6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67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8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9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0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1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2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3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4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6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7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</office:automatic-styles>
  <office:body>
    <office:text text:use-soft-page-breaks="true">
      <text:p text:style-name="P1">Facilitators: Martin Lemanski, Ernst Fastl</text:p>
      <text:p text:style-name="Standard"/>
      <text:p text:style-name="P2">1. Leute kommen, registrieren sich, erhalten ihr Geld zurück und dürfen sich zu Hause fühlen.</text:p>
      <text:p text:style-name="P3">Namenssticker besorge ich<text:s/>(Ich stelle mir vor, die Leute schreiben ihren Namen auf einen Namenssticker, zusammen mit welche Sprachen sie beherrschen und welche sie lernen wollen.</text:p>
      <text:p text:style-name="P4"/>
      <text:p text:style-name="P5">Sie erhalten nicht nur ihren Namenssticker sondern auch große Post It's</text:p>
      <text:p text:style-name="P6">Auf diese Schreiben sie dann<text:s/>(auf Eines), was sie heute lernen möchten und kleben es auf eine Pinnwand oder wir stellen ein FlipChart auf. (je nach Anzahl der Anmeldungen).</text:p>
      <text:p text:style-name="P7">-&gt; Nach der ersten Runde</text:p>
      <text:p text:style-name="P8"/>
      <text:p text:style-name="P9">2. um ca. 9:15 starten wir mit der Einführung (weitere Slides).</text:p>
      <text:list text:style-name="LS2">
        <text:list-item>
          <text:p text:style-name="P10">Willkommen</text:p>
        </text:list-item>
        <text:list-item>
          <text:p text:style-name="P11">Sponsoren</text:p>
        </text:list-item>
        <text:list-item>
          <text:p text:style-name="P12">Was tun wir hier - Lernen, Pair Programming &amp; Testen</text:p>
        </text:list-item>
        <text:list-item>
          <text:p text:style-name="P13">Paare finden für die erste Session</text:p>
        </text:list-item>
        <text:list-item>
          <text:p text:style-name="P14">Game Of Life</text:p>
        </text:list-item>
      </text:list>
      <text:p text:style-name="Standard"/>
      <text:p text:style-name="Standard"/>
      <text:p text:style-name="P15">3. Die erste Runde wird generell ohne Constraints gemacht. Mitunter sogar ohne TDD, wenns die Leute überhaupt nicht können.-&gt; siehe Sessions. Sie startet um 9:30</text:p>
      <text:p text:style-name="P16"/>
      <text:p text:style-name="P17">4.<text:s/>Alle weiteren Sessions starten zur vollen Stunde. Retrospektiven kurz, nur auf opt-in Basis und maximal 10 Minuten. Wenn der Spaß zu lange dauert, wird die Arbeitsszeit der darauffolgenden Session kürzer. dh, vermutlich 45m Arbeitszeit, 10m Retro und<text:s/>5m Pause.</text:p>
      <text:p text:style-name="P18"/>
      <text:p text:style-name="P19">5. Danach die große Retro. Auch diese will ich auf eine Stunde begrenzen.</text:p>
      <text:p text:style-name="P20">Bei der Retro will ich auch eine große Tafel, wo, nachdem jemand was gesagt hat, die eigenen good/bad Eindrücke aufpinnt.</text:p>
      <text:p text:style-name="P21"/>
      <text:list text:style-name="LS4" text:continue-numbering="true">
        <text:list-item>
          <text:list>
            <text:list-item>
              <text:p text:style-name="P22">What if anything, surprised you today?</text:p>
            </text:list-item>
            <text:list-item>
              <text:p text:style-name="P23">What, if anything, did you learn today?</text:p>
            </text:list-item>
            <text:list-item>
              <text:p text:style-name="P24">What, if anything, will you do differently on Monday or in the future?</text:p>
            </text:list-item>
          </text:list>
        </text:list-item>
      </text:list>
      <text:p text:style-name="Standard"/>
      <text:p text:style-name="Standard"/>
      <text:p text:style-name="Standard">Ergebnis:</text:p>
      <text:list text:style-name="LS5">
        <text:list-item>
          <text:p text:style-name="P25">Chart: “Was will ich lernen” pins</text:p>
        </text:list-item>
        <text:list-item>
          <text:p text:style-name="P26">Chart: 3 Fragen (Surprised, Learned, Future Plans)</text:p>
        </text:list-item>
        <text:list-item>
          <text:p text:style-name="P27">Chart: Coderetreat<text:s/>feedback</text:p>
        </text:list-item>
      </text:list>
      <text:p text:style-name="Standard"/>
      <text:p text:style-name="P28"/>
      <text:soft-page-break/>
      <text:p text:style-name="P29">Schedule:</text:p>
      <text:p text:style-name="P30"/>
      <text:p text:style-name="Standard"><text:span text:style-name="T31">8:30 Aufbau/Registration</text:span><text:span text:style-name="T32"><text:line-break/></text:span><text:span text:style-name="T33">9:00 Intro -&gt;</text:span><text:span text:style-name="T34"><text:s/>Ernst</text:span></text:p>
      <text:p text:style-name="Standard"><text:span text:style-name="T35">9:15 Slides -&gt; Ernst</text:span><text:span text:style-name="T36"><text:line-break/></text:span></text:p>
      <text:p text:style-name="Standard"><text:span text:style-name="T37">9:30 1st Session<text:s/></text:span><text:span text:style-name="T38">+ Erklärung Game of Life Kata<text:s/></text:span><text:span text:style-name="T39">-&gt; Martin -&gt; no constraints</text:span><text:span text:style-name="T40"><text:line-break/></text:span><text:span text:style-name="T41">10:15 Short Retro/Break (10 Min/5 Min)</text:span><text:span text:style-name="T42"><text:s/></text:span><text:span text:style-name="T43"><text:line-break/></text:span></text:p>
      <text:p text:style-name="Standard"><text:span text:style-name="T44">10:30 Snack break</text:span></text:p>
      <text:p text:style-name="P45"/>
      <text:p text:style-name="Standard"><text:span text:style-name="T46">11:00 2nd Session -&gt;</text:span><text:span text:style-name="T47"> </text:span><text:span text:style-name="T48"><text:s/>Ernst -&gt; make a test-list</text:span></text:p>
      <text:p text:style-name="Standard"><text:span text:style-name="T49">11:45 Short Retro/Break (10 Min/5 Min)</text:span><text:span text:style-name="T50"><text:line-break/></text:span></text:p>
      <text:p text:style-name="Standard"><text:span text:style-name="T51">12:00 3rd Session</text:span><text:span text:style-name="T52"> -&gt; Martin -&gt; soft: c</text:span><text:span text:style-name="T53">hange language, hard: ohne state/variable</text:span><text:span text:style-name="T54"><text:line-break/></text:span><text:span text:style-name="T55">12:45 Short Retro/Break (10 Min/5 Min)</text:span><text:span text:style-name="T56"><text:line-break/></text:span></text:p>
      <text:p text:style-name="Standard"><text:span text:style-name="T57">13:00 Mittagessen</text:span></text:p>
      <text:p text:style-name="P58"/>
      <text:p text:style-name="Standard"><text:span text:style-name="T59">13:50 Zurück vom Mittagessen</text:span><text:span text:style-name="T60"><text:line-break/></text:span><text:span text:style-name="T61">14:00 4th Session -&gt; wirklich starten ?<text:s/></text:span><text:span text:style-name="T62">Ernst -&gt; <text:s/>min/max Länger der qualifier + max länge der Zeile // 1 line = one statement</text:span><text:span text:style-name="T63"><text:line-break/></text:span><text:span text:style-name="T64">1</text:span><text:span text:style-name="T65">4:45 Short Retro/Break (10 Min/5 Min)</text:span><text:span text:style-name="T66"><text:line-break/></text:span></text:p>
      <text:p text:style-name="Standard"><text:span text:style-name="T67">15:00 5th Session</text:span><text:span text:style-name="T68"> -&gt; Peter Kofler -&gt; crazy session</text:span><text:span text:style-name="T69"><text:line-break/></text:span><text:span text:style-name="T70">15:45 Short Retro/Break (10 Min/5 Min)</text:span><text:span text:style-name="T71"><text:s/></text:span><text:span text:style-name="T72"><text:line-break/></text:span><text:span text:style-name="T73">- buffer, can be skipped</text:span><text:span text:style-name="T74"><text:line-break/></text:span></text:p>
      <text:p text:style-name="Standard"><text:span text:style-name="T75">16:00 Retrospective/Closing Circle<text:s/></text:span><text:span text:style-name="T76"><text:line-break/></text:span><text:span text:style-name="T77">17:00 End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Absatz-Standardschriftart" style:display-name="Absatz-Standardschriftart" style:family="text"/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apple-converted-space" style:display-name="apple-converted-space" style:family="text" style:parent-style-name="Absatz-Standardschriftar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375in" text:min-label-width="0.1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875in" text:min-label-width="0.1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375in" text:min-label-width="0.125in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375in" text:min-label-width="0.1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875in" text:min-label-width="0.1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375in" text:min-label-width="0.125in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LVL3" style:num-suffix="." style:num-format="i">
        <style:list-level-properties fo:text-align="end" text:space-before="0in" text:min-label-width="1.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375in" text:min-label-width="0.1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875in" text:min-label-width="0.1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375in" text:min-label-width="0.125in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bullet text:level="1" text:style-name="WW_CharLFO5LVL1" text:bullet-char="-">
        <style:list-level-properties text:space-before="0.25in" text:min-label-width="0.25in"/>
      </text:list-level-style-bullet>
      <text:list-level-style-bullet text:level="2" text:style-name="WW_CharLFO5LVL2" text:bullet-char="-">
        <style:list-level-properties text:space-before="0.75in" text:min-label-width="0.25in"/>
      </text:list-level-style-bullet>
      <text:list-level-style-bullet text:level="3" text:style-name="WW_CharLFO5LVL3" text:bullet-char="-">
        <style:list-level-properties text:space-before="1.375in" text:min-label-width="0.125in"/>
      </text:list-level-style-bullet>
      <text:list-level-style-bullet text:level="4" text:style-name="WW_CharLFO5LVL4" text:bullet-char="-">
        <style:list-level-properties text:space-before="1.75in" text:min-label-width="0.25in"/>
      </text:list-level-style-bullet>
      <text:list-level-style-bullet text:level="5" text:style-name="WW_CharLFO5LVL5" text:bullet-char="-">
        <style:list-level-properties text:space-before="2.25in" text:min-label-width="0.25in"/>
      </text:list-level-style-bullet>
      <text:list-level-style-bullet text:level="6" text:style-name="WW_CharLFO5LVL6" text:bullet-char="-">
        <style:list-level-properties text:space-before="2.875in" text:min-label-width="0.125in"/>
      </text:list-level-style-bullet>
      <text:list-level-style-bullet text:level="7" text:style-name="WW_CharLFO5LVL7" text:bullet-char="-">
        <style:list-level-properties text:space-before="3.25in" text:min-label-width="0.25in"/>
      </text:list-level-style-bullet>
      <text:list-level-style-bullet text:level="8" text:style-name="WW_CharLFO5LVL8" text:bullet-char="-">
        <style:list-level-properties text:space-before="3.75in" text:min-label-width="0.25in"/>
      </text:list-level-style-bullet>
      <text:list-level-style-bullet text:level="9" text:style-name="WW_CharLFO5LVL9" text:bullet-char="-">
        <style:list-level-properties text:space-before="4.375in" text:min-label-width="0.1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Fastl Ernst</dc:creator>
    <meta:creation-date>2016-06-01T14:27:00Z</meta:creation-date>
    <dc:date>2016-06-06T10:37:00Z</dc:date>
    <meta:template xlink:href="E0D9EAAC.dotm" xlink:type="simple"/>
    <meta:editing-cycles>5</meta:editing-cycles>
    <meta:editing-duration>PT0S</meta:editing-duration>
    <meta:document-statistic meta:page-count="2" meta:paragraph-count="42" meta:word-count="407" meta:character-count="2439" meta:row-count="76" meta:non-whitespace-character-count="2074"/>
  </office:meta>
</office:document-meta>
</file>